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historydialog3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indoc/historydialog5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historydialog1.py" manifest:media-type=""/>
  <manifest:file-entry manifest:full-path="Scripts/python/pythonpath/indoc/staticdialog1.py" manifest:media-type=""/>
  <manifest:file-entry manifest:full-path="Scripts/python/pythonpath/indoc/dialogs.py" manifest:media-type=""/>
  <manifest:file-entry manifest:full-path="Scripts/python/pythonpath/indoc/__init__.py" manifest:media-type=""/>
  <manifest:file-entry manifest:full-path="Scripts/python/pythonpath/indoc/historydialog4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7" office:value-type="string" calcext:value-type="string">
            <text:p>historydialog5</text:p>
          </table:table-cell>
          <table:table-cell table:style-name="ce9"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2"/>
          <table:table-cell table:style-name="ce8"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Height": 97, "Width": 62, "CheckBox2sate": 1, "CheckBox1sate": 0, "OptionCheck": fals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CheckBox2sate": 0, "CheckBox1sate": 1, "Height": 141, "Width": 266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CheckBox2sate": 1, "CheckBox1sate": 1, "Height": 173, "Width": 228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]</text:p>
          </table:table-cell>
        </table:table-row>
      </table:table>
      <table:named-expressions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staticdialog1" table:base-cell-address="$config.$B$1" table:cell-range-address="$config.$B$1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00/00/00</text:date>, <text:time style:data-style-name="N2" text:time-value="23:50:58.76915338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6T00:08:08.160828607</dc:date>
    <meta:editing-duration>P1DT11H12M41S</meta:editing-duration>
    <meta:editing-cycles>249</meta:editing-cycles>
    <meta:document-statistic meta:table-count="2" meta:cell-count="104" meta:object-count="0"/>
  </office:meta>
</office:document-meta>
</file>